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3fdc03" officeooo:paragraph-rsid="001c0208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9ff2b7" officeooo:paragraph-rsid="009ff2b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86747" officeooo:paragraph-rsid="0098674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96947d" officeooo:paragraph-rsid="0096947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weight="bold" officeooo:rsid="0096947d" officeooo:paragraph-rsid="0096947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1c0208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6947d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6947d" officeooo:paragraph-rsid="009b40a5" style:font-size-asian="12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b40a5" officeooo:paragraph-rsid="009b40a5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6747" officeooo:paragraph-rsid="0098674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986747" officeooo:paragraph-rsid="001c020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6947d"/>
    </style:style>
    <style:style style:name="P15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b40a5"/>
    </style:style>
    <style:style style:name="P16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officeooo:rsid="0096947d" officeooo:paragraph-rsid="009b40a5"/>
    </style:style>
    <style:style style:name="P1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officeooo:rsid="00977c01" officeooo:paragraph-rsid="00977c01"/>
    </style:style>
    <style:style style:name="P18" style:family="paragraph" style:parent-style-name="Standard" style:list-style-name="L2">
      <style:paragraph-properties fo:text-align="start" style:justify-single-word="false"/>
      <style:text-properties style:font-name="DejaVu Sans Condensed" officeooo:paragraph-rsid="0096947d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officeooo:paragraph-rsid="009b40a5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officeooo:rsid="0096947d" officeooo:paragraph-rsid="0096947d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officeooo:rsid="0096947d" officeooo:paragraph-rsid="009b40a5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9b40a5"/>
    </style:style>
    <style:style style:name="P23" style:family="paragraph" style:parent-style-name="Standard" style:list-style-name="L4">
      <style:paragraph-properties fo:text-align="start" style:justify-single-word="false"/>
      <style:text-properties officeooo:paragraph-rsid="009b40a5"/>
    </style:style>
    <style:style style:name="P24" style:family="paragraph" style:parent-style-name="Standard" style:list-style-name="L5">
      <style:paragraph-properties fo:text-align="start" style:justify-single-word="false"/>
      <style:text-properties officeooo:paragraph-rsid="00986747"/>
    </style:style>
    <style:style style:name="P25" style:family="paragraph" style:parent-style-name="Standard" style:list-style-name="L4">
      <style:paragraph-properties fo:text-align="start" style:justify-single-word="false"/>
      <style:text-properties officeooo:rsid="009b40a5" officeooo:paragraph-rsid="009b40a5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986747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99159f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9b40a5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96947d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normal" officeooo:rsid="009be694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a599e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836c79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9a1b8c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977c01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96947d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9b40a5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9e9a20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a06cec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96947d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fo:font-size="12pt" fo:font-weight="normal" officeooo:rsid="0096947d" style:font-size-asian="12pt" style:font-weight-asian="normal" style:font-size-complex="12pt" style:font-weight-complex="normal"/>
    </style:style>
    <style:style style:name="T19" style:family="text">
      <style:text-properties style:text-line-through-style="none" style:text-line-through-type="none" fo:font-size="12pt" fo:font-weight="normal" officeooo:rsid="00977c01" style:font-size-asian="12pt" style:font-weight-asian="normal" style:font-size-complex="12pt" style:font-weight-complex="normal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977c01" style:font-size-asian="12pt" style:font-weight-asian="bold" style:font-size-complex="12pt" style:font-weight-complex="bold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7b2436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977c01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9b40a5" style:font-size-asian="12pt" style:font-weight-asian="normal" style:font-size-complex="12pt" style:font-weight-complex="normal"/>
    </style:style>
    <style:style style:name="T27" style:family="text">
      <style:text-properties officeooo:rsid="0099159f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977c01" style:font-weight-asian="bold" style:font-weight-complex="bold"/>
    </style:style>
    <style:style style:name="T30" style:family="text">
      <style:text-properties officeooo:rsid="00977c01"/>
    </style:style>
    <style:style style:name="T31" style:family="text">
      <style:text-properties officeooo:rsid="009be694"/>
    </style:style>
    <style:style style:name="T32" style:family="text">
      <style:text-properties officeooo:rsid="00a06c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7">3</text:span><text:span text:style-name="T8">0</text:span><text:span text:style-name="T15">3</text:span><text:span text:style-name="T10"> - </text:span><text:span text:style-name="T7">Flight - </text:span><text:span text:style-name="T14">Autopilot</text:span></text:p>
      <text:p text:style-name="P13"/>
      <text:p text:style-name="P4">Autopilot system<text:span text:style-name="T27"> -- WIP needs verification</text:span></text:p>
      <text:list xml:id="list1500436095" text:style-name="L5">
        <text:list-item>
          <text:p text:style-name="P12">Autopilot control panel is on upper left instrument panel<text:span text:style-name="T31">.</text:span></text:p>
        </text:list-item>
        <text:list-item>
          <text:p text:style-name="P12">Engage autopilot by holding the autopilot disconnect trigger on stick<text:span text:style-name="T31"> (Trigger stage 1)</text:span> while pressing the PA button on the autopilot control panel. <text:s/>This engages attitude hold, called "basic functions" mode.</text:p>
        </text:list-item>
        <text:list-item>
          <text:p text:style-name="P12">Press corresponding button to engage autopilot mode:</text:p>
          <text:list>
            <text:list-item>
              <text:p text:style-name="P12">PA -- Attitude hold (default mode, "basic functions" mode)</text:p>
            </text:list-item>
            <text:list-item>
              <text:p text:style-name="P24"><text:span text:style-name="T2">ALT -- Altitude hold</text:span><text:span text:style-name="T6"> (doesn't work between 0.95 and 1.05 Mach due to transonic effects)</text:span></text:p>
            </text:list-item>
            <text:list-item>
              <text:p text:style-name="P12">CAP -- Heading hold</text:p>
            </text:list-item>
            <text:list-item>
              <text:p text:style-name="P12">R -- Localizer ("Runway")</text:p>
            </text:list-item>
            <text:list-item>
              <text:p text:style-name="P12">G -- Glideslope</text:p>
            </text:list-item>
          </text:list>
        </text:list-item>
        <text:list-item>
          <text:p text:style-name="P12">Press autopilot disconnect trigger on stick<text:span text:style-name="T31"> (Trigger stage 1)</text:span> to turn off advanced modes and return to "basic functions" (attitude hold) mode.</text:p>
        </text:list-item>
        <text:list-item>
          <text:p text:style-name="P12">Press autopilot disengage button on stick<text:span text:style-name="T31"> (Lower Gray Button)</text:span>, or PA button on autopilot panel, to completely turn off autopilot.</text:p>
        </text:list-item>
        <text:list-item>
          <text:p text:style-name="P24"><text:bookmark text:name="page124R_mcid13"/><text:span text:style-name="T2">The heading for the Heading Hold mode is selected using the</text:span><text:span text:style-name="T3"> CAP AFFICHE (</text:span><text:span text:style-name="T2">Heading Selection</text:span><text:span text:style-name="T3">)</text:span><text:span text:style-name="T2"> </text:span><text:span text:style-name="T3">k</text:span><text:span text:style-name="T2">nob on the right console. <text:s/>Selected heading is displayed </text:span><text:span text:style-name="T3">with hollow white "V" on the outside of </text:span><text:span text:style-name="T2">the </text:span><text:span text:style-name="T3">HSI compass rose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3-01-26T14:13:30.238000000</dc:date>
    <meta:editing-duration>P1DT17H7M1S</meta:editing-duration>
    <meta:editing-cycles>1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3" meta:word-count="182" meta:character-count="1081" meta:non-whitespace-character-count="921"/>
  </office:meta>
</office:document-meta>
</file>